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10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fo:background-color="#66ff00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fo:background-color="#66ff00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TRATEGIE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0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 + Druid + Dragon</text:p>
          </table:table-cell>
          <table:table-cell table:style-name="ce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 + Troll</text:p>
          </table:table-cell>
          <table:table-cell table:style-name="ce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 + Troll</text:p>
          </table:table-cell>
          <table:table-cell table:style-name="ce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 + Mech</text:p>
          </table:table-cell>
          <table:table-cell table:style-name="ce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 + Undead</text:p>
          </table:table-cell>
          <table:table-cell table:style-name="ce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 + Undead</text:p>
          </table:table-cell>
          <table:table-cell table:style-name="ce3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 + Dragon</text:p>
          </table:table-cell>
          <table:table-cell table:style-name="ce3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arrior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+ Knight</text:p>
          </table:table-cell>
          <table:table-cell table:style-name="ce2" office:value-type="string" calcext:value-type="string">
            <text:p>Pain Queen, Terrorblade, Doom, Dragon Knight, Shadow Fiend, Chaos Knight, Anti-Mage, Abaddon, Omni Knight, Lu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+ Druid + Warlock</text:p>
          </table:table-cell>
          <table:table-cell table:style-name="ce2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+ Orc</text:p>
          </table:table-cell>
          <table:table-cell table:style-name="ce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ge + Assasin</text:p>
          </table:table-cell>
          <table:table-cell table:style-name="ce5" office:value-type="string" calcext:value-type="string">
            <text:p>Ogre Magi, Puck, Razor, Sand King, Morphling, Pain Quee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ge + Assasin + Mage</text:p>
          </table:table-cell>
          <table:table-cell table:style-name="ce5" office:value-type="string" calcext:value-type="string">
            <text:p>Ogre Magi, Puck, Razor, Sand King, Morphling, Pain Queen, Wind Ranger, Lich, Light Keeper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ge + Assasin + Dragon</text:p>
          </table:table-cell>
          <table:table-cell table:style-name="ce5" office:value-type="string" calcext:value-type="string">
            <text:p>Ogre Magi, Puck, Razor, Sand King, Morphling, Pain Queen, Dragon Knight, Vip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ge + Assasin + Assasin</text:p>
          </table:table-cell>
          <table:table-cell table:style-name="ce5" office:value-type="string" calcext:value-type="string">
            <text:p>Ogre Magi, Puck, Razor, Sand King, Morphling, Pain Queen, Slark, Bounty Hunter, Vip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arrior + Mage</text:p>
          </table:table-cell>
          <table:table-cell table:style-name="ce5" office:value-type="string" calcext:value-type="string">
            <text:p>Axe, Juggernaut, Tiny, Razor, Puck, Ogre Magi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Mage</text:p>
          </table:table-cell>
          <table:table-cell table:style-name="ce5" office:value-type="string" calcext:value-type="string">
            <text:p>Axe, Juggernaut, Tiny, Razor, Puck, Ogre Magi, Wind Ranger, Lich, Light Keeper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Orc</text:p>
          </table:table-cell>
          <table:table-cell table:style-name="ce5" office:value-type="string" calcext:value-type="string">
            <text:p>Axe, Juggernaut, Tiny, Razor, Puck, Ogre Magi, Disruptor, Beast Master, Morphling, Enigm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arrior + Mage + Warrior</text:p>
          </table:table-cell>
          <table:table-cell table:style-name="ce5" office:value-type="string" calcext:value-type="string">
            <text:p>Axe, Juggernaut, Tiny, Razor, Puck, Ogre Magi, Kunkka, Doom, Tusk, Tide Hunt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ch + Troll</text:p>
          </table:table-cell>
          <table:table-cell table:style-name="ce5" office:value-type="string" calcext:value-type="string">
            <text:p>Tinker, Clockwerk, Timbersaw, Witch Doctor, Shadow Shaman, Troll Warlord, Bat Rider, Techies, Bounty Hunter, Alchemis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ech + Mage</text:p>
          </table:table-cell>
          <table:table-cell table:style-name="ce5" office:value-type="string" calcext:value-type="string">
            <text:p>Tinker, Clockwerk, Timbersaw, Ogre Magi, Razor, Puck, Lina, Lich, Light Keeper, Gyrocopt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</text:p>
          </table:table-cell>
          <table:table-cell table:style-name="ce5" office:value-type="string" calcext:value-type="string">
            <text:p>Shadow Shaman, Witch Doctor, Bat Rider, Troll Warlord, Phantom Assassin, Templar Assassin, Slark, <text:s/>Pain Quee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 + Knights</text:p>
          </table:table-cell>
          <table:table-cell table:style-name="ce5" office:value-type="string" calcext:value-type="string">
            <text:p>Shadow Shaman, Witch Doctor, Bat Rider, Troll Warlord, Phantom Assassin, Templar Assassin, Slark, Abaddon, Omni Knight, Chaos Knight, Luna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roll + Assasin + Undead</text:p>
          </table:table-cell>
          <table:table-cell table:style-name="ce5" office:value-type="string" calcext:value-type="string">
            <text:p>Shadow Shaman, Witch Doctor, Bat Rider, Troll Warlord, Phantom Assassin, Templar Assassin, Slark, Abaddon, Drow Ranger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Troll</text:p>
          </table:table-cell>
          <table:table-cell table:style-name="ce5" office:value-type="string" calcext:value-type="string">
            <text:p>Enchantress, Lone Druid, Venomancer, Sand King, Tusk, Lycan, Witch Doctor, Shadow Shaman, Troll Warlord, Bat Rid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Hunter</text:p>
          </table:table-cell>
          <table:table-cell table:style-name="ce5" office:value-type="string" calcext:value-type="string">
            <text:p>Enchantress, Lone Druid, Venomancer, Sand King, Tusk, Lycan, Medusa, Wind Ranger, Tide Hunter, Sniper, Beast Master, Drow Rang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oll + Hunter</text:p>
          </table:table-cell>
          <table:table-cell table:style-name="ce5" office:value-type="string" calcext:value-type="string">
            <text:p>Witch Doctor, Shadow Shaman, Troll Warlord, Bat Rider, Medusa, Wind Ranger, Tide Hunter, Sniper, Beast Master, Drow Rang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Undead</text:p>
          </table:table-cell>
          <table:table-cell table:style-name="ce5" office:value-type="string" calcext:value-type="string">
            <text:p>Enchantress, Lone Druid, Venomancer, Sand King, Tusk, Lycan, Drow Ranger, Abaddon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Hunter + Undead</text:p>
          </table:table-cell>
          <table:table-cell table:style-name="ce5" office:value-type="string" calcext:value-type="string">
            <text:p>Enchantress, Lone Druid, Venomancer, Sand King, Tusk, Lycan, Medusa, Drow Ranger, Wind Ranger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Assasin</text:p>
          </table:table-cell>
          <table:table-cell table:style-name="ce5" office:value-type="string" calcext:value-type="string">
            <text:p>Enchantress, Lone Druid, Venomancer, Sand King, Tusk, Lycan, Phantom Assassin, Templar Assassin, Slark, Pain Quee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TB + Undead</text:p>
          </table:table-cell>
          <table:table-cell table:style-name="ce5" office:value-type="string" calcext:value-type="string">
            <text:p>Enchantress, Lone Druid, Venomancer, Sand King, Tusk, Lycan, Terrorblade, Drow Ranger, Abaddon, Necrophos, Li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ast + Dragon + Knight</text:p>
          </table:table-cell>
          <table:table-cell table:style-name="ce5" office:value-type="string" calcext:value-type="string">
            <text:p>Enchantress, Lone Druid, Venomancer, Sand King, Tusk, Lycan, Dragon Knight, Viper, Puck, Omni Knigh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ragon + Assasin + Elf</text:p>
          </table:table-cell>
          <table:table-cell table:style-name="ce5" office:value-type="string" calcext:value-type="string">
            <text:p>Dragon Knight, Viper, Puck, Phantom Assassin, Templar Assassin, Slark, Pain Queen, Bounty Hunter, Sand King, Morphl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ight + Assasin</text:p>
          </table:table-cell>
          <table:table-cell table:style-name="ce5" office:value-type="string" calcext:value-type="string">
            <text:p>Bat Rider, Chaos Knight, Omni Knight, Abaddon, Dragon Knight, Luna, Templar Assassin, Phantom Assassin, Viper, Sand King, Morphlin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oll + Assasin + Dragon</text:p>
          </table:table-cell>
          <table:table-cell table:style-name="ce5" office:value-type="string" calcext:value-type="string">
            <text:p>Shadow Shaman, Witch Doctor, Bat Rider, Troll Warlord, Dragon Knight, Viper, Puck, Templar Assassin, Pain Queen, Phantom Assass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oblin + Assasin</text:p>
          </table:table-cell>
          <table:table-cell table:style-name="ce5" office:value-type="string" calcext:value-type="string">
            <text:p>Tinker, Clockwerk, Timbersaw, Alchemist, Bounty Hunter, Techies, Templar Assassin, Pain Queen, Phantom Assassin, Slark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night + Hunter</text:p>
          </table:table-cell>
          <table:table-cell table:style-name="ce4" office:value-type="string" calcext:value-type="string">
            <text:p>Bat Rider, Chaos Knight, Omni Knight, Abaddon, Dragon Knight, Luna, Medusa, Wind Ranger, Drow Ranger, Sniper</text:p>
          </table:table-cell>
          <table:table-cell table:number-columns-repeated="1020"/>
        </table:table-row>
        <table:table-row table:style-name="ro1" table:number-rows-repeated="18">
          <table:table-cell table:style-name="ce4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0:55:19.456225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6T10:55:38.592577847</dc:date>
    <dc:creator>Ilya Shpigor</dc:creator>
    <meta:editing-duration>PT3H53M5S</meta:editing-duration>
    <meta:editing-cycles>432</meta:editing-cycles>
    <meta:document-statistic meta:table-count="1" meta:cell-count="76" meta:object-count="0"/>
  </office:meta>
</office:document-meta>
</file>